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aa20" officeooo:paragraph-rsid="000caa20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*</text:p>
      <text:p text:style-name="P1">=====================================================================</text:p>
      <text:p text:style-name="P1">Assignment : Singly linked list</text:p>
      <text:p text:style-name="P1">Name : Gaurav Ghati</text:p>
      <text:p text:style-name="P1">class : SE 10</text:p>
      <text:p text:style-name="P1">Batch : F 10</text:p>
      <text:p text:style-name="P1"/>
      <text:p text:style-name="P1">Problem Statement : </text:p>
      <text:p text:style-name="P1">Create a singly linked list with options:</text:p>
      <text:p text:style-name="P1"><text:tab/>a) Insert (at front, at end, in the middle),</text:p>
      <text:p text:style-name="P1"><text:tab/>b) Delete (at front, at end, in the middle),</text:p>
      <text:p text:style-name="P1"><text:tab/>c) Display,</text:p>
      <text:p text:style-name="P1"><text:tab/>d) Display Reverse,</text:p>
      <text:p text:style-name="P1"><text:tab/>e) Revert the SLL</text:p>
      <text:p text:style-name="P1">=====================================================================</text:p>
      <text:p text:style-name="P1">*/</text:p>
      <text:p text:style-name="P1"/>
      <text:p text:style-name="P1">#include &lt;stdio.h&gt;</text:p>
      <text:p text:style-name="P1">#include &lt;stdlib.h&gt;</text:p>
      <text:p text:style-name="P1">#include &lt;string.h&gt;</text:p>
      <text:p text:style-name="P1">#define lim 50</text:p>
      <text:p text:style-name="P1"/>
      <text:p text:style-name="P1">typedef struct</text:p>
      <text:p text:style-name="P1">{</text:p>
      <text:p text:style-name="P1"><text:tab/>int data;</text:p>
      <text:p text:style-name="P1"><text:tab/>struct Node *next;</text:p>
      <text:p text:style-name="P1">}Node;</text:p>
      <text:p text:style-name="P1"/>
      <text:p text:style-name="P1">Node* create(int t)</text:p>
      <text:p text:style-name="P1">{</text:p>
      <text:p text:style-name="P1"><text:tab/>Node *p, *hd = NULL;</text:p>
      <text:p text:style-name="P1"><text:tab/>int i,val;</text:p>
      <text:p text:style-name="P1"><text:tab/>printf("\nEnter %d Values one by one.\n",t);</text:p>
      <text:p text:style-name="P1"><text:tab/>p = (Node*)malloc(sizeof(Node));</text:p>
      <text:p text:style-name="P1"><text:tab/>scanf("%d", &amp;val);</text:p>
      <text:p text:style-name="P1"><text:tab/>p-&gt;data = val;</text:p>
      <text:p text:style-name="P1"><text:tab/>p-&gt;next = NULL;</text:p>
      <text:p text:style-name="P1"/>
      <text:p text:style-name="P1"><text:tab/>hd = p;</text:p>
      <text:p text:style-name="P1"/>
      <text:p text:style-name="P1"><text:tab/>for(i=0;i&lt;t-1;i++)</text:p>
      <text:p text:style-name="P1"><text:tab/>{</text:p>
      <text:p text:style-name="P1"><text:tab/><text:tab/>p-&gt;next = (Node*)malloc(sizeof(Node));</text:p>
      <text:p text:style-name="P1"><text:tab/><text:tab/>p = p-&gt;next;</text:p>
      <text:p text:style-name="P1"><text:tab/><text:tab/>scanf("%d", &amp;val);</text:p>
      <text:p text:style-name="P1"><text:tab/><text:tab/>p-&gt;data = val;</text:p>
      <text:p text:style-name="P1"><text:tab/><text:tab/>p-&gt;next = NULL;</text:p>
      <text:p text:style-name="P1"><text:tab/>}</text:p>
      <text:p text:style-name="P1"><text:tab/>return hd;</text:p>
      <text:p text:style-name="P1">}</text:p>
      <text:p text:style-name="P1"/>
      <text:p text:style-name="P1">Node* insertNode(Node *head1, int t)</text:p>
      <text:p text:style-name="P1"><text:soft-page-break/>{</text:p>
      <text:p text:style-name="P1"><text:tab/>Node *temp, *head;</text:p>
      <text:p text:style-name="P1"><text:tab/>int cnt = 1, pos = 0, val;</text:p>
      <text:p text:style-name="P1"/>
      <text:p text:style-name="P1"><text:tab/>head = head1;</text:p>
      <text:p text:style-name="P1"/>
      <text:p text:style-name="P1"><text:tab/>temp = (Node*)malloc(sizeof(Node));</text:p>
      <text:p text:style-name="P1"><text:tab/>temp-&gt;next = NULL;</text:p>
      <text:p text:style-name="P1"/>
      <text:p text:style-name="P1"><text:tab/>printf("\nEnter value to insert : ");</text:p>
      <text:p text:style-name="P1"><text:tab/>scanf("%d", &amp;val);</text:p>
      <text:p text:style-name="P1"><text:tab/>temp-&gt;data = val;</text:p>
      <text:p text:style-name="P1"/>
      <text:p text:style-name="P1"><text:tab/>printf("\nPositions start from 1 to %d. Type 0 to insert at the end.", t);</text:p>
      <text:p text:style-name="P1"/>
      <text:p text:style-name="P1"><text:tab/>do</text:p>
      <text:p text:style-name="P1"><text:tab/>{</text:p>
      <text:p text:style-name="P1"><text:tab/><text:tab/>if(pos&lt;0 || pos&gt;t)</text:p>
      <text:p text:style-name="P1"><text:tab/><text:tab/>{</text:p>
      <text:p text:style-name="P1"><text:tab/><text:tab/><text:tab/>printf("\nEnter CORRECT Value..!!");</text:p>
      <text:p text:style-name="P1"><text:tab/><text:tab/>}</text:p>
      <text:p text:style-name="P1"/>
      <text:p text:style-name="P1"><text:tab/><text:tab/>printf("\nEnter position where you wish to insert the value : ");</text:p>
      <text:p text:style-name="P1"><text:tab/><text:tab/>scanf("%d", &amp;pos);</text:p>
      <text:p text:style-name="P1"/>
      <text:p text:style-name="P1"><text:tab/><text:tab/>if(pos == 0)</text:p>
      <text:p text:style-name="P1"><text:tab/><text:tab/>{</text:p>
      <text:p text:style-name="P1"><text:tab/><text:tab/><text:tab/>while(head-&gt;next!=NULL)</text:p>
      <text:p text:style-name="P1"><text:tab/><text:tab/><text:tab/>{</text:p>
      <text:p text:style-name="P1"><text:tab/><text:tab/><text:tab/><text:tab/>head = head-&gt;next;</text:p>
      <text:p text:style-name="P1"><text:tab/><text:tab/><text:tab/>}</text:p>
      <text:p text:style-name="P1"><text:tab/><text:tab/><text:tab/>head-&gt;next = temp;</text:p>
      <text:p text:style-name="P1"><text:tab/><text:tab/>}</text:p>
      <text:p text:style-name="P1"><text:tab/><text:tab/>else if(pos == 1)</text:p>
      <text:p text:style-name="P1"><text:tab/><text:tab/>{</text:p>
      <text:p text:style-name="P1"><text:tab/><text:tab/><text:tab/>temp-&gt;next = head;</text:p>
      <text:p text:style-name="P1"><text:tab/><text:tab/><text:tab/>head1 = temp;</text:p>
      <text:p text:style-name="P1"><text:tab/><text:tab/>}</text:p>
      <text:p text:style-name="P1"><text:tab/><text:tab/>else</text:p>
      <text:p text:style-name="P1"><text:tab/><text:tab/>{</text:p>
      <text:p text:style-name="P1"><text:tab/><text:tab/><text:tab/>while(cnt != pos-1 &amp;&amp; pos &lt;= t)</text:p>
      <text:p text:style-name="P1"><text:tab/><text:tab/><text:tab/>{</text:p>
      <text:p text:style-name="P1"><text:tab/><text:tab/><text:tab/><text:tab/>head = head-&gt;next;</text:p>
      <text:p text:style-name="P1"><text:tab/><text:tab/><text:tab/><text:tab/>cnt++;</text:p>
      <text:p text:style-name="P1"><text:tab/><text:tab/><text:tab/>}</text:p>
      <text:p text:style-name="P1"><text:tab/><text:tab/><text:tab/>temp-&gt;next = head-&gt;next;</text:p>
      <text:p text:style-name="P1"><text:tab/><text:tab/><text:tab/>head-&gt;next = temp;</text:p>
      <text:p text:style-name="P1"><text:tab/><text:tab/>}</text:p>
      <text:p text:style-name="P1"><text:tab/>}while(pos&lt;0 || pos&gt;t);</text:p>
      <text:p text:style-name="P1"/>
      <text:p text:style-name="P1"><text:tab/>return head1;</text:p>
      <text:p text:style-name="P1">}</text:p>
      <text:p text:style-name="P1"><text:soft-page-break/></text:p>
      <text:p text:style-name="P1">void display(Node *h, int t)</text:p>
      <text:p text:style-name="P1">{</text:p>
      <text:p text:style-name="P1"><text:tab/>Node *temp = h;</text:p>
      <text:p text:style-name="P1"><text:tab/>while(temp != NULL)</text:p>
      <text:p text:style-name="P1"><text:tab/>{</text:p>
      <text:p text:style-name="P1"><text:tab/><text:tab/>printf(" %d <text:s/>",temp-&gt;data);</text:p>
      <text:p text:style-name="P1"><text:tab/><text:tab/>temp = temp-&gt;next;</text:p>
      <text:p text:style-name="P1"><text:tab/>}</text:p>
      <text:p text:style-name="P1">}</text:p>
      <text:p text:style-name="P1"/>
      <text:p text:style-name="P1">Node* deleteNode(Node *head1, int t)</text:p>
      <text:p text:style-name="P1">{</text:p>
      <text:p text:style-name="P1"><text:tab/>Node *head, *p;</text:p>
      <text:p text:style-name="P1"><text:tab/>int pos = 1, cnt = 1;</text:p>
      <text:p text:style-name="P1"/>
      <text:p text:style-name="P1"><text:tab/>head = head1;</text:p>
      <text:p text:style-name="P1"/>
      <text:p text:style-name="P1"><text:tab/>printf("\nPositions start from 1 to %d.", t);</text:p>
      <text:p text:style-name="P1"/>
      <text:p text:style-name="P1"><text:tab/>do</text:p>
      <text:p text:style-name="P1"><text:tab/>{</text:p>
      <text:p text:style-name="P1"><text:tab/><text:tab/>if(pos&lt;1 || pos&gt;t)</text:p>
      <text:p text:style-name="P1"><text:tab/><text:tab/>{</text:p>
      <text:p text:style-name="P1"><text:tab/><text:tab/><text:tab/>printf("\nEnter CORRECT Value..!!");</text:p>
      <text:p text:style-name="P1"><text:tab/><text:tab/>}</text:p>
      <text:p text:style-name="P1"/>
      <text:p text:style-name="P1"><text:tab/><text:tab/>printf("\nEnter position of element you wish to delete : ");</text:p>
      <text:p text:style-name="P1"><text:tab/><text:tab/>scanf("%d", &amp;pos);</text:p>
      <text:p text:style-name="P1"/>
      <text:p text:style-name="P1"><text:tab/><text:tab/>if(pos == 1)</text:p>
      <text:p text:style-name="P1"><text:tab/><text:tab/>{</text:p>
      <text:p text:style-name="P1"><text:tab/><text:tab/><text:tab/>head1 = head1-&gt;next;</text:p>
      <text:p text:style-name="P1"><text:tab/><text:tab/><text:tab/>free(head);</text:p>
      <text:p text:style-name="P1"><text:tab/><text:tab/>}</text:p>
      <text:p text:style-name="P1"><text:tab/><text:tab/>else</text:p>
      <text:p text:style-name="P1"><text:tab/><text:tab/>{</text:p>
      <text:p text:style-name="P1"><text:tab/><text:tab/><text:tab/>while(cnt != pos-1)</text:p>
      <text:p text:style-name="P1"><text:tab/><text:tab/><text:tab/>{</text:p>
      <text:p text:style-name="P1"><text:tab/><text:tab/><text:tab/><text:tab/>head = head-&gt;next;</text:p>
      <text:p text:style-name="P1"><text:tab/><text:tab/><text:tab/><text:tab/>cnt++;</text:p>
      <text:p text:style-name="P1"><text:tab/><text:tab/><text:tab/>}</text:p>
      <text:p text:style-name="P1"><text:tab/><text:tab/><text:tab/>p = head-&gt;next;</text:p>
      <text:p text:style-name="P1"><text:tab/><text:tab/><text:tab/>head-&gt;next = p-&gt;next;</text:p>
      <text:p text:style-name="P1"><text:tab/><text:tab/><text:tab/>free(p);</text:p>
      <text:p text:style-name="P1"><text:tab/><text:tab/>}</text:p>
      <text:p text:style-name="P1"><text:tab/>}while(pos&lt;1 || pos&gt;t);</text:p>
      <text:p text:style-name="P1"/>
      <text:p text:style-name="P1"><text:tab/>return head1;</text:p>
      <text:p text:style-name="P1">}</text:p>
      <text:p text:style-name="P1"/>
      <text:p text:style-name="P1">void reverseDisplay(Node *h, int t)</text:p>
      <text:p text:style-name="P1"><text:soft-page-break/>{</text:p>
      <text:p text:style-name="P1"><text:tab/>int i, n = 0, a[20];</text:p>
      <text:p text:style-name="P1"><text:tab/>Node *temp = h;</text:p>
      <text:p text:style-name="P1"><text:tab/>while(temp != NULL)</text:p>
      <text:p text:style-name="P1"><text:tab/>{</text:p>
      <text:p text:style-name="P1"><text:tab/><text:tab/>a[n] = temp-&gt;data;</text:p>
      <text:p text:style-name="P1"><text:tab/><text:tab/>temp = temp-&gt;next;</text:p>
      <text:p text:style-name="P1"><text:tab/><text:tab/>n++;</text:p>
      <text:p text:style-name="P1"><text:tab/>}</text:p>
      <text:p text:style-name="P1"><text:tab/>for(i = n-1; i&gt;=0; i--)</text:p>
      <text:p text:style-name="P1"><text:tab/><text:tab/>printf(" %d <text:s/>", a[i]);</text:p>
      <text:p text:style-name="P1">}</text:p>
      <text:p text:style-name="P1"/>
      <text:p text:style-name="P1">Node* revertNode(Node *head1, int t)</text:p>
      <text:p text:style-name="P1">{</text:p>
      <text:p text:style-name="P1"><text:tab/>Node *prev = NULL, *current = head1, *next;</text:p>
      <text:p text:style-name="P1"/>
      <text:p text:style-name="P1"><text:tab/>while(current!=NULL)</text:p>
      <text:p text:style-name="P1"><text:tab/>{</text:p>
      <text:p text:style-name="P1"><text:tab/><text:tab/>next = current-&gt;next;</text:p>
      <text:p text:style-name="P1"><text:tab/><text:tab/>current-&gt;next = prev;</text:p>
      <text:p text:style-name="P1"><text:tab/><text:tab/>prev = current;</text:p>
      <text:p text:style-name="P1"><text:tab/><text:tab/>current = next;</text:p>
      <text:p text:style-name="P1"><text:tab/>}</text:p>
      <text:p text:style-name="P1"><text:tab/>return prev;</text:p>
      <text:p text:style-name="P1">}</text:p>
      <text:p text:style-name="P1"/>
      <text:p text:style-name="P1">int main() {</text:p>
      <text:p text:style-name="P1"><text:tab/>int ch,t=0;</text:p>
      <text:p text:style-name="P1"><text:tab/>Node *head = NULL;</text:p>
      <text:p text:style-name="P1"/>
      <text:p text:style-name="P1"><text:tab/>do</text:p>
      <text:p text:style-name="P1"><text:tab/>{</text:p>
      <text:p text:style-name="P1"><text:tab/><text:tab/>printf("\nMenu :\n1. Create.\n2. Insert.\n3. Display.\n4. Delete.\n5. Display Reverse.\n6. Revert the SSL.\n7. Exit.\nEnter your choice : ");</text:p>
      <text:p text:style-name="P1"><text:tab/><text:tab/>scanf("%d",&amp;ch);</text:p>
      <text:p text:style-name="P1"><text:tab/><text:tab/>switch(ch)</text:p>
      <text:p text:style-name="P1"><text:tab/><text:tab/>{</text:p>
      <text:p text:style-name="P1"><text:tab/><text:tab/><text:tab/>case 1:<text:tab/>do</text:p>
      <text:p text:style-name="P1"><text:tab/><text:tab/><text:tab/><text:tab/><text:tab/>{</text:p>
      <text:p text:style-name="P1"><text:tab/><text:tab/><text:tab/><text:tab/><text:tab/><text:tab/>printf("\nEnter no. of values : ");</text:p>
      <text:p text:style-name="P1"><text:tab/><text:tab/><text:tab/><text:tab/><text:tab/><text:tab/>scanf("%d",&amp;t);</text:p>
      <text:p text:style-name="P1"/>
      <text:p text:style-name="P1"><text:tab/><text:tab/><text:tab/><text:tab/><text:tab/><text:tab/>if(t&gt;=lim)</text:p>
      <text:p text:style-name="P1"><text:tab/><text:tab/><text:tab/><text:tab/><text:tab/><text:tab/><text:tab/>printf("\nMaximum no. of value entries allowed is %d ...!!\n",lim);</text:p>
      <text:p text:style-name="P1"><text:tab/><text:tab/><text:tab/><text:tab/><text:tab/><text:tab/>if(t&lt;0)</text:p>
      <text:p text:style-name="P1"><text:tab/><text:tab/><text:tab/><text:tab/><text:tab/><text:tab/><text:tab/>printf("\nEnter a VALID number...!!\n");</text:p>
      <text:p text:style-name="P1"><text:tab/><text:tab/><text:tab/><text:tab/><text:tab/>}while((t&gt;=lim)||(t&lt;0));</text:p>
      <text:p text:style-name="P1"><text:tab/><text:tab/><text:tab/><text:tab/><text:tab/>head = create(t);</text:p>
      <text:p text:style-name="P1"><text:tab/><text:tab/><text:tab/><text:tab/><text:tab/>break;</text:p>
      <text:p text:style-name="P1"/>
      <text:p text:style-name="P1"><text:soft-page-break/><text:tab/><text:tab/><text:tab/>case 2:<text:tab/>if(t!=0)</text:p>
      <text:p text:style-name="P1"><text:tab/><text:tab/><text:tab/><text:tab/><text:tab/>{</text:p>
      <text:p text:style-name="P1"><text:tab/><text:tab/><text:tab/><text:tab/><text:tab/><text:tab/>head = insertNode(head,t);</text:p>
      <text:p text:style-name="P1"><text:tab/><text:tab/><text:tab/><text:tab/><text:tab/><text:tab/>printf("Node INSERTED Successfully..!!\n");</text:p>
      <text:p text:style-name="P1"><text:tab/><text:tab/><text:tab/><text:tab/><text:tab/><text:tab/>t += 1;</text:p>
      <text:p text:style-name="P1"><text:tab/><text:tab/><text:tab/><text:tab/><text:tab/>}</text:p>
      <text:p text:style-name="P1"><text:tab/><text:tab/><text:tab/><text:tab/><text:tab/>else</text:p>
      <text:p text:style-name="P1"><text:tab/><text:tab/><text:tab/><text:tab/><text:tab/><text:tab/>printf("\nCreate List First..!!\n");</text:p>
      <text:p text:style-name="P1"><text:tab/><text:tab/><text:tab/><text:tab/><text:tab/>break;</text:p>
      <text:p text:style-name="P1"/>
      <text:p text:style-name="P1"><text:tab/><text:tab/><text:tab/>case 3:<text:tab/>if(t!=0)</text:p>
      <text:p text:style-name="P1"><text:tab/><text:tab/><text:tab/><text:tab/><text:tab/>{</text:p>
      <text:p text:style-name="P1"><text:tab/><text:tab/><text:tab/><text:tab/><text:tab/><text:tab/>printf("\n");</text:p>
      <text:p text:style-name="P1"><text:tab/><text:tab/><text:tab/><text:tab/><text:tab/><text:tab/>display(head,t);</text:p>
      <text:p text:style-name="P1"><text:tab/><text:tab/><text:tab/><text:tab/><text:tab/><text:tab/>printf("\n");</text:p>
      <text:p text:style-name="P1"><text:tab/><text:tab/><text:tab/><text:tab/><text:tab/>}</text:p>
      <text:p text:style-name="P1"><text:tab/><text:tab/><text:tab/><text:tab/><text:tab/>else</text:p>
      <text:p text:style-name="P1"><text:tab/><text:tab/><text:tab/><text:tab/><text:tab/><text:tab/>printf("\nCreate List First..!!\n");</text:p>
      <text:p text:style-name="P1"><text:tab/><text:tab/><text:tab/><text:tab/><text:tab/>break;</text:p>
      <text:p text:style-name="P1"/>
      <text:p text:style-name="P1"><text:tab/><text:tab/><text:tab/>case 4:<text:tab/>if(t!=0)</text:p>
      <text:p text:style-name="P1"><text:tab/><text:tab/><text:tab/><text:tab/><text:tab/>{</text:p>
      <text:p text:style-name="P1"><text:tab/><text:tab/><text:tab/><text:tab/><text:tab/><text:tab/>head = deleteNode(head,t);</text:p>
      <text:p text:style-name="P1"><text:tab/><text:tab/><text:tab/><text:tab/><text:tab/><text:tab/>printf("Node DELETED Successfully..!!\n");</text:p>
      <text:p text:style-name="P1"><text:tab/><text:tab/><text:tab/><text:tab/><text:tab/><text:tab/>t -= 1;</text:p>
      <text:p text:style-name="P1"><text:tab/><text:tab/><text:tab/><text:tab/><text:tab/>}</text:p>
      <text:p text:style-name="P1"><text:tab/><text:tab/><text:tab/><text:tab/><text:tab/>else</text:p>
      <text:p text:style-name="P1"><text:tab/><text:tab/><text:tab/><text:tab/><text:tab/><text:tab/>printf("\nCreate List First..!!\n");</text:p>
      <text:p text:style-name="P1"><text:tab/><text:tab/><text:tab/><text:tab/><text:tab/>break;</text:p>
      <text:p text:style-name="P1"/>
      <text:p text:style-name="P1"><text:tab/><text:tab/><text:tab/>case 5:<text:tab/>if(t!=0)</text:p>
      <text:p text:style-name="P1"><text:tab/><text:tab/><text:tab/><text:tab/><text:tab/>{</text:p>
      <text:p text:style-name="P1"><text:tab/><text:tab/><text:tab/><text:tab/><text:tab/><text:tab/>printf("\n");</text:p>
      <text:p text:style-name="P1"><text:tab/><text:tab/><text:tab/><text:tab/><text:tab/><text:tab/>reverseDisplay(head,t);</text:p>
      <text:p text:style-name="P1"><text:tab/><text:tab/><text:tab/><text:tab/><text:tab/><text:tab/>printf("\n");</text:p>
      <text:p text:style-name="P1"><text:tab/><text:tab/><text:tab/><text:tab/><text:tab/>}</text:p>
      <text:p text:style-name="P1"><text:tab/><text:tab/><text:tab/><text:tab/><text:tab/>else</text:p>
      <text:p text:style-name="P1"><text:tab/><text:tab/><text:tab/><text:tab/><text:tab/><text:tab/>printf("\nCreate List First..!!\n");</text:p>
      <text:p text:style-name="P1"><text:tab/><text:tab/><text:tab/><text:tab/><text:tab/>break;</text:p>
      <text:p text:style-name="P1"/>
      <text:p text:style-name="P1"><text:tab/><text:tab/><text:tab/>case 6:<text:tab/>if(t!=0)</text:p>
      <text:p text:style-name="P1"><text:tab/><text:tab/><text:tab/><text:tab/><text:tab/>{</text:p>
      <text:p text:style-name="P1"><text:tab/><text:tab/><text:tab/><text:tab/><text:tab/><text:tab/>head = revertNode(head,t);</text:p>
      <text:p text:style-name="P1"><text:tab/><text:tab/><text:tab/><text:tab/><text:tab/><text:tab/>printf("List REVERTED Successfully..!!\n");</text:p>
      <text:p text:style-name="P1"><text:tab/><text:tab/><text:tab/><text:tab/><text:tab/>}</text:p>
      <text:p text:style-name="P1"><text:tab/><text:tab/><text:tab/><text:tab/><text:tab/>else</text:p>
      <text:p text:style-name="P1"><text:tab/><text:tab/><text:tab/><text:tab/><text:tab/><text:tab/>printf("\nCreate List First..!!\n");</text:p>
      <text:p text:style-name="P1"><text:tab/><text:tab/><text:tab/><text:tab/><text:tab/>break;</text:p>
      <text:p text:style-name="P1"/>
      <text:p text:style-name="P1"><text:tab/><text:tab/><text:tab/>case 7:<text:tab/>break;</text:p>
      <text:p text:style-name="P1"/>
      <text:p text:style-name="P1"><text:tab/><text:tab/><text:tab/>default:printf("\nEnter Choice Between 1 - 6 Only..!!\n");</text:p>
      <text:p text:style-name="P1"><text:soft-page-break/><text:tab/><text:tab/>}</text:p>
      <text:p text:style-name="P1"><text:tab/>}while(ch!=7);</text:p>
      <text:p text:style-name="P1"/>
      <text:p text:style-name="P1"><text:tab/>return 0;</text:p>
      <text:p text:style-name="P1">}</text:p>
      <text:p text:style-name="P1"/>
      <text:p text:style-name="P1"><text:span text:style-name="T1">OUTPUT:</text:span> </text:p>
      <text:p text:style-name="P1"/>
      <text:p text:style-name="P1">Menu :</text:p>
      <text:p text:style-name="P1">1. Create.</text:p>
      <text:p text:style-name="P1">2. Insert.</text:p>
      <text:p text:style-name="P1">3. Display.</text:p>
      <text:p text:style-name="P1">4. Delete.</text:p>
      <text:p text:style-name="P1">5. Display Reverse.</text:p>
      <text:p text:style-name="P1">6. Revert the SSL.</text:p>
      <text:p text:style-name="P1">7. Exit.</text:p>
      <text:p text:style-name="P1">Enter your choice : 1</text:p>
      <text:p text:style-name="P1"/>
      <text:p text:style-name="P1">Enter no. of values : 6</text:p>
      <text:p text:style-name="P1"/>
      <text:p text:style-name="P1">Enter 6 Values one by one.</text:p>
      <text:p text:style-name="P1">12 23 34 45 56 67</text:p>
      <text:p text:style-name="P1"/>
      <text:p text:style-name="P1">Menu :</text:p>
      <text:p text:style-name="P1">1. Create.</text:p>
      <text:p text:style-name="P1">2. Insert.</text:p>
      <text:p text:style-name="P1">3. Display.</text:p>
      <text:p text:style-name="P1">4. Delete.</text:p>
      <text:p text:style-name="P1">5. Display Reverse.</text:p>
      <text:p text:style-name="P1">6. Revert the SSL.</text:p>
      <text:p text:style-name="P1">7. Exit.</text:p>
      <text:p text:style-name="P1">Enter your choice : 3</text:p>
      <text:p text:style-name="P1"/>
      <text:p text:style-name="P1"><text:s/>12 <text:s text:c="2"/>23 <text:s text:c="2"/>34 <text:s text:c="2"/>45 <text:s text:c="2"/>56 <text:s text:c="2"/>67 <text:s/></text:p>
      <text:p text:style-name="P1"/>
      <text:p text:style-name="P1">Menu :</text:p>
      <text:p text:style-name="P1">1. Create.</text:p>
      <text:p text:style-name="P1">2. Insert.</text:p>
      <text:p text:style-name="P1">3. Display.</text:p>
      <text:p text:style-name="P1">4. Delete.</text:p>
      <text:p text:style-name="P1">5. Display Reverse.</text:p>
      <text:p text:style-name="P1">6. Revert the SSL.</text:p>
      <text:p text:style-name="P1">7. Exit.</text:p>
      <text:p text:style-name="P1">Enter your choice : 4</text:p>
      <text:p text:style-name="P1"/>
      <text:p text:style-name="P1">Positions start from 1 to 6.</text:p>
      <text:p text:style-name="P1">Enter position of element you wish to delete : 3</text:p>
      <text:p text:style-name="P1">Node DELETED Successfully..!!</text:p>
      <text:p text:style-name="P1"/>
      <text:p text:style-name="P1">Menu :</text:p>
      <text:p text:style-name="P1">1. Create.</text:p>
      <text:p text:style-name="P1">2. Insert.</text:p>
      <text:p text:style-name="P1"><text:soft-page-break/>3. Display.</text:p>
      <text:p text:style-name="P1">4. Delete.</text:p>
      <text:p text:style-name="P1">5. Display Reverse.</text:p>
      <text:p text:style-name="P1">6. Revert the SSL.</text:p>
      <text:p text:style-name="P1">7. Exit.</text:p>
      <text:p text:style-name="P1">Enter your choice : 3</text:p>
      <text:p text:style-name="P1"/>
      <text:p text:style-name="P1"><text:s/>12 <text:s text:c="2"/>23 <text:s text:c="2"/>45 <text:s text:c="2"/>56 <text:s text:c="2"/>67 <text:s/></text:p>
      <text:p text:style-name="P1"/>
      <text:p text:style-name="P1">Menu :</text:p>
      <text:p text:style-name="P1">1. Create.</text:p>
      <text:p text:style-name="P1">2. Insert.</text:p>
      <text:p text:style-name="P1">3. Display.</text:p>
      <text:p text:style-name="P1">4. Delete.</text:p>
      <text:p text:style-name="P1">5. Display Reverse.</text:p>
      <text:p text:style-name="P1">6. Revert the SSL.</text:p>
      <text:p text:style-name="P1">7. Exit.</text:p>
      <text:p text:style-name="P1">Enter your choice : 5</text:p>
      <text:p text:style-name="P1"/>
      <text:p text:style-name="P1"><text:s/>67 <text:s text:c="2"/>56 <text:s text:c="2"/>45 <text:s text:c="2"/>23 <text:s text:c="2"/>12 <text:s/></text:p>
      <text:p text:style-name="P1"/>
      <text:p text:style-name="P1">Menu :</text:p>
      <text:p text:style-name="P1">1. Create.</text:p>
      <text:p text:style-name="P1">2. Insert.</text:p>
      <text:p text:style-name="P1">3. Display.</text:p>
      <text:p text:style-name="P1">4. Delete.</text:p>
      <text:p text:style-name="P1">5. Display Reverse.</text:p>
      <text:p text:style-name="P1">6. Revert the SSL.</text:p>
      <text:p text:style-name="P1">7. Exit.</text:p>
      <text:p text:style-name="P1">Enter your choice : 2</text:p>
      <text:p text:style-name="P1"/>
      <text:p text:style-name="P1">Enter value to insert : 34</text:p>
      <text:p text:style-name="P1"/>
      <text:p text:style-name="P1">Positions start from 1 to 5. Type 0 to insert at the end.</text:p>
      <text:p text:style-name="P1">Enter position where you wish to insert the value : 0</text:p>
      <text:p text:style-name="P1">Node INSERTED Successfully..!!</text:p>
      <text:p text:style-name="P1"/>
      <text:p text:style-name="P1">Menu :</text:p>
      <text:p text:style-name="P1">1. Create.</text:p>
      <text:p text:style-name="P1">2. Insert.</text:p>
      <text:p text:style-name="P1">3. Display.</text:p>
      <text:p text:style-name="P1">4. Delete.</text:p>
      <text:p text:style-name="P1">5. Display Reverse.</text:p>
      <text:p text:style-name="P1">6. Revert the SSL.</text:p>
      <text:p text:style-name="P1">7. Exit.</text:p>
      <text:p text:style-name="P1">Enter your choice : 3 <text:s text:c="2"/></text:p>
      <text:p text:style-name="P1"/>
      <text:p text:style-name="P1"><text:s/>12 <text:s text:c="2"/>23 <text:s text:c="2"/>45 <text:s text:c="2"/>56 <text:s text:c="2"/>67 <text:s text:c="2"/>34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3T12:48:05.199219034</meta:creation-date>
    <dc:date>2019-10-03T12:50:28.064608325</dc:date>
    <meta:editing-duration>PT2M23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7" meta:paragraph-count="304" meta:word-count="847" meta:character-count="5413" meta:non-whitespace-character-count="4286"/>
  </office:meta>
</office:document-meta>
</file>